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paragraph-rsid="000e9558"/>
    </style:style>
    <style:style style:name="P2" style:family="paragraph" style:parent-style-name="Text_20_body">
      <style:text-properties style:font-name="Arial" officeooo:rsid="000e9558" officeooo:paragraph-rsid="000e9558"/>
    </style:style>
    <style:style style:name="P3" style:family="paragraph" style:parent-style-name="Text_20_body">
      <style:text-properties style:font-name="Arial" officeooo:rsid="0047d82e" officeooo:paragraph-rsid="00393b55"/>
    </style:style>
    <style:style style:name="P4" style:family="paragraph" style:parent-style-name="Text_20_body">
      <style:text-properties style:font-name="Arial" officeooo:paragraph-rsid="004e19a1"/>
    </style:style>
    <style:style style:name="P5" style:family="paragraph" style:parent-style-name="Text_20_body">
      <style:text-properties style:font-name="Arial" fo:font-weight="bold" officeooo:paragraph-rsid="004e19a1" style:font-weight-asian="bold" style:font-weight-complex="bold"/>
    </style:style>
    <style:style style:name="P6" style:family="paragraph" style:parent-style-name="Text_20_body">
      <style:text-properties style:font-name="Arial" fo:font-weight="normal" officeooo:rsid="002ca467" officeooo:paragraph-rsid="004e19a1" style:font-weight-asian="normal" style:font-weight-complex="normal"/>
    </style:style>
    <style:style style:name="P7" style:family="paragraph" style:parent-style-name="Standard">
      <style:text-properties style:font-name="Arial"/>
    </style:style>
    <style:style style:name="P8" style:family="paragraph" style:parent-style-name="Text_20_body">
      <style:text-properties style:font-name="Arial" officeooo:rsid="006eb21b" officeooo:paragraph-rsid="006eb21b"/>
    </style:style>
    <style:style style:name="P9" style:family="paragraph" style:parent-style-name="Standard">
      <style:text-properties fo:color="#ce9178" loext:opacity="100%" style:font-name="Consolas" fo:font-size="8.39999961853027pt" fo:font-weight="normal" officeooo:rsid="0060f05f" officeooo:paragraph-rsid="005e8154" fo:background-color="#1e1e1e" style:font-weight-asian="normal" style:font-weight-complex="normal"/>
    </style:style>
    <style:style style:name="P10" style:family="paragraph" style:parent-style-name="Heading_20_1">
      <style:text-properties style:font-name="Arial"/>
    </style:style>
    <style:style style:name="P11" style:family="paragraph" style:parent-style-name="Heading_20_1">
      <style:text-properties style:font-name="Arial" officeooo:rsid="00393b55" officeooo:paragraph-rsid="00393b55"/>
    </style:style>
    <style:style style:name="P12" style:family="paragraph" style:parent-style-name="Heading_20_1">
      <style:text-properties style:font-name="Arial" fo:font-style="normal" fo:font-weight="normal" officeooo:rsid="004e19a1" officeooo:paragraph-rsid="004e19a1" style:font-style-asian="normal" style:font-weight-asian="normal" style:font-style-complex="normal" style:font-weight-complex="normal"/>
    </style:style>
    <style:style style:name="P13" style:family="paragraph" style:parent-style-name="Heading_20_1">
      <style:text-properties style:font-name="Arial" fo:font-style="normal" fo:font-weight="normal" officeooo:rsid="00727860" officeooo:paragraph-rsid="00727860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Arial"/>
    </style:style>
    <style:style style:name="P15" style:family="paragraph" style:parent-style-name="Text_20_body">
      <style:text-properties style:font-name="Arial" fo:font-weight="normal" officeooo:rsid="002ca467" officeooo:paragraph-rsid="00727860" style:font-weight-asian="normal" style:font-weight-complex="normal"/>
    </style:style>
    <style:style style:name="P16" style:family="paragraph" style:parent-style-name="Text_20_body">
      <style:text-properties style:font-name="Arial" fo:font-weight="normal" officeooo:rsid="00753d5b" officeooo:paragraph-rsid="00753d5b" style:font-weight-asian="normal" style:font-weight-complex="normal"/>
    </style:style>
    <style:style style:name="P17" style:family="paragraph" style:parent-style-name="Text_20_body">
      <style:text-properties style:font-name="Arial" fo:font-weight="bold" officeooo:paragraph-rsid="00727860" style:font-weight-asian="bold" style:font-weight-complex="bold"/>
    </style:style>
    <style:style style:name="P18" style:family="paragraph" style:parent-style-name="Text_20_body">
      <style:text-properties style:font-name="Arial" fo:font-weight="bold" officeooo:paragraph-rsid="0077277a" style:font-weight-asian="bold" style:font-weight-complex="bold"/>
    </style:style>
    <style:style style:name="P19" style:family="paragraph" style:parent-style-name="Text_20_body">
      <style:text-properties officeooo:paragraph-rsid="00727860"/>
    </style:style>
    <style:style style:name="P20" style:family="paragraph" style:parent-style-name="Text_20_body">
      <style:text-properties officeooo:rsid="00727860" officeooo:paragraph-rsid="00727860"/>
    </style:style>
    <style:style style:name="T1" style:family="text">
      <style:text-properties officeooo:rsid="0034ca50"/>
    </style:style>
    <style:style style:name="T2" style:family="text">
      <style:text-properties officeooo:rsid="002ca467"/>
    </style:style>
    <style:style style:name="T3" style:family="text">
      <style:text-properties fo:font-weight="normal" officeooo:rsid="00573b89" style:font-weight-asian="normal" style:font-weight-complex="normal"/>
    </style:style>
    <style:style style:name="T4" style:family="text">
      <style:text-properties fo:font-weight="normal" officeooo:rsid="002ca467" style:font-weight-asian="normal" style:font-weight-complex="normal"/>
    </style:style>
    <style:style style:name="T5" style:family="text">
      <style:text-properties fo:font-weight="normal" officeooo:rsid="006eb21b" style:font-weight-asian="normal" style:font-weight-complex="normal"/>
    </style:style>
    <style:style style:name="T6" style:family="text">
      <style:text-properties fo:font-weight="normal" officeooo:rsid="00727860" style:font-weight-asian="normal" style:font-weight-complex="normal"/>
    </style:style>
    <style:style style:name="T7" style:family="text">
      <style:text-properties officeooo:rsid="0060f05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6eb21b" style:font-weight-asian="bold" style:font-weight-complex="bold"/>
    </style:style>
    <style:style style:name="T10" style:family="text">
      <style:text-properties fo:font-weight="bold" officeooo:rsid="0080a614" style:font-weight-asian="bold" style:font-weight-complex="bold"/>
    </style:style>
    <style:style style:name="T11" style:family="text">
      <style:text-properties officeooo:rsid="006c3b8b"/>
    </style:style>
    <style:style style:name="T12" style:family="text">
      <style:text-properties officeooo:rsid="006eb21b"/>
    </style:style>
    <style:style style:name="T13" style:family="text">
      <style:text-properties officeooo:rsid="00727860"/>
    </style:style>
    <style:style style:name="T14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Arial" fo:font-style="normal" fo:font-weight="normal" officeooo:rsid="00727860" style:font-style-asian="normal" style:font-weight-asian="normal" style:font-style-complex="normal" style:font-weight-complex="normal"/>
    </style:style>
    <style:style style:name="T16" style:family="text">
      <style:text-properties fo:font-style="normal" officeooo:rsid="00727860" style:font-style-asian="normal" style:font-style-complex="normal"/>
    </style:style>
    <style:style style:name="T17" style:family="text">
      <style:text-properties officeooo:rsid="007727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About</text:h>
      <text:p text:style-name="P1"/>
      <text:p text:style-name="P2">This document describes <text:span text:style-name="T12">access control for an instance.</text:span></text:p>
      <text:p text:style-name="P2"/>
      <text:h text:style-name="P11" text:outline-level="1">How it works</text:h>
      <text:p text:style-name="P3"/>
      <text:p text:style-name="P8">Given a file is private access is determined by 2 measures pre-signed URL and IPv4 access. The adapter requests a pre-signed URL or IPv4 access from an instance, which the instance will generate. <text:s/></text:p>
      <text:h text:style-name="P12" text:outline-level="1">API Calls</text:h>
      <text:p text:style-name="P4"/>
      <text:p text:style-name="P5"><text:span text:style-name="T1">(</text:span><text:span text:style-name="T12">GET)</text:span><text:span text:style-name="T1"> </text:span>/<text:span text:style-name="T2">api/version/</text:span><text:span text:style-name="T12">presign/queryString</text:span><text:span text:style-name="T2"> →</text:span><text:span text:style-name="T4"> </text:span><text:span text:style-name="T5">request for a presigned URL</text:span><text:span text:style-name="T4"> </text:span></text:p>
      <text:p text:style-name="P5"><text:tab/><text:span text:style-name="T3">headers(SHARD_KEY)</text:span></text:p>
      <text:p text:style-name="P6"><text:tab/><text:span text:style-name="T12">Parameters:</text:span></text:p>
      <text:p text:style-name="P6"><text:tab/><text:tab/><text:span text:style-name="T12">duration: Time in seconds</text:span></text:p>
      <text:p text:style-name="P6"><text:tab/>Responses:</text:p>
      <text:p text:style-name="P6"><text:tab/><text:tab/>200 → <text:span text:style-name="T7">Success</text:span></text:p>
      <text:p text:style-name="P6"><text:tab/><text:tab/>* </text:p>
      <text:p text:style-name="P6"/>
      <text:p text:style-name="P9"/>
      <text:p text:style-name="P7"><text:span text:style-name="T8">(</text:span><text:span text:style-name="T10">GET</text:span><text:span text:style-name="T8">) /api/version/</text:span><text:span text:style-name="T9">ipv4access</text:span><text:span text:style-name="T8">/&lt;queryString&gt; </text:span>→ <text:span text:style-name="T12">requests IPv4 access for a file</text:span></text:p>
      <text:p text:style-name="P7"><text:tab/><text:span text:style-name="T11">Parameters:</text:span></text:p>
      <text:p text:style-name="P7"><text:tab/><text:tab/><text:span text:style-name="T12">ipv4: The clients IPv4 address </text:span></text:p>
      <text:p text:style-name="P7"><text:tab/><text:tab/><text:span text:style-name="T12">duration: Time in seconds</text:span></text:p>
      <text:p text:style-name="P7"><text:tab/><text:span text:style-name="T11">H</text:span>eaders: </text:p>
      <text:p text:style-name="P7"><text:tab/><text:tab/>SHARD_KEY</text:p>
      <text:p text:style-name="P7"><text:tab/>Responses:</text:p>
      <text:p text:style-name="P7"><text:tab/><text:tab/>200 → File </text:p>
      <text:p text:style-name="P7"><text:tab/><text:tab/>* </text:p>
      <text:p text:style-name="P7"/>
      <text:p text:style-name="P7"/>
      <text:p text:style-name="P7"/>
      <text:h text:style-name="P13" text:outline-level="1"><text:soft-page-break/>Access Invalidation</text:h>
      <text:p text:style-name="P19"><text:span text:style-name="T15"/></text:p>
      <text:p text:style-name="P20"><text:span text:style-name="T14">The delete event is used to invalidate IPv4 and presigned access. </text:span></text:p>
      <text:p text:style-name="P19"><text:span text:style-name="T15"/></text:p>
      <text:p text:style-name="P17"><text:span text:style-name="T1">(</text:span><text:span text:style-name="T13">DELETE</text:span><text:span text:style-name="T12">)</text:span><text:span text:style-name="T1"> </text:span>/<text:span text:style-name="T2">api/version/</text:span><text:span text:style-name="T12">presign</text:span><text:span text:style-name="T2"> →</text:span><text:span text:style-name="T4"> </text:span><text:span text:style-name="T6">delete presigned URL access </text:span></text:p>
      <text:p text:style-name="P17"><text:tab/><text:span text:style-name="T3">headers(SHARD_KEY)</text:span></text:p>
      <text:p text:style-name="P15"><text:tab/><text:span text:style-name="T12">Parameters:</text:span></text:p>
      <text:p text:style-name="P15"><text:tab/><text:tab/><text:span text:style-name="T13">signature</text:span></text:p>
      <text:p text:style-name="P15"><text:tab/>Responses:</text:p>
      <text:p text:style-name="P15"><text:tab/><text:tab/>200 → <text:span text:style-name="T7">Success</text:span></text:p>
      <text:p text:style-name="P15"><text:span text:style-name="T16"><text:tab/><text:tab/>* </text:span></text:p>
      <text:p text:style-name="P19"><text:span text:style-name="T15"/></text:p>
      <text:p text:style-name="P18"><text:span text:style-name="T1">(</text:span><text:span text:style-name="T13">DELETE</text:span><text:span text:style-name="T12">)</text:span><text:span text:style-name="T1"> </text:span>/<text:span text:style-name="T2">api/version/</text:span><text:span text:style-name="T13">ipv4access/&lt;queryString&gt;</text:span><text:span text:style-name="T2"> →</text:span><text:span text:style-name="T4"> </text:span><text:span text:style-name="T6">delete ipv4 access to a certain file</text:span></text:p>
      <text:p text:style-name="P17"><text:tab/><text:span text:style-name="T3">headers(SHARD_KEY)</text:span></text:p>
      <text:p text:style-name="P15"><text:tab/><text:span text:style-name="T12">Parameters:</text:span></text:p>
      <text:p text:style-name="P15"><text:tab/><text:tab/><text:span text:style-name="T13">ipv4</text:span></text:p>
      <text:p text:style-name="P15"><text:tab/>Responses:</text:p>
      <text:p text:style-name="P15"><text:tab/><text:tab/>200 → <text:span text:style-name="T7">Success</text:span></text:p>
      <text:p text:style-name="P15"/>
      <text:p text:style-name="P16">NB: Parameters are parsed like a GET reques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Arial"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6T13:53:25.395000000</meta:creation-date>
    <dc:date>2022-06-02T13:12:47.066000000</dc:date>
    <meta:editing-duration>PT7H16M25S</meta:editing-duration>
    <meta:editing-cycles>52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37" meta:word-count="145" meta:character-count="1042" meta:non-whitespace-character-count="885"/>
  </office:meta>
</office:document-meta>
</file>